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7a3" officeooo:paragraph-rsid="001e27a3"/>
    </style:style>
    <style:style style:name="P2" style:family="paragraph" style:parent-style-name="Standard">
      <style:text-properties officeooo:rsid="001fa689" officeooo:paragraph-rsid="001fa689"/>
    </style:style>
    <style:style style:name="P3" style:family="paragraph" style:parent-style-name="Standard">
      <style:text-properties fo:font-weight="bold" officeooo:rsid="001fa689" officeooo:paragraph-rsid="001fa689" style:font-weight-asian="bold" style:font-weight-complex="bold"/>
    </style:style>
    <style:style style:name="P4" style:family="paragraph" style:parent-style-name="Frame_20_contents">
      <style:text-properties officeooo:rsid="001fa689" officeooo:paragraph-rsid="001fa689"/>
    </style:style>
    <style:style style:name="P5" style:family="paragraph" style:parent-style-name="Frame_20_contents">
      <style:text-properties fo:font-weight="bold" officeooo:rsid="001fa689" officeooo:paragraph-rsid="001fa689" style:font-weight-asian="bold" style:font-weight-complex="bold"/>
    </style:style>
    <style:style style:name="P6" style:family="paragraph" style:parent-style-name="Standard" style:list-style-name="L2">
      <style:text-properties officeooo:paragraph-rsid="001fa689"/>
    </style:style>
    <style:style style:name="P7" style:family="paragraph" style:parent-style-name="Standard" style:list-style-name="L2">
      <style:text-properties fo:font-weight="normal" officeooo:rsid="001fa689" officeooo:paragraph-rsid="001fa689" style:font-weight-asian="normal" style:font-weight-complex="normal"/>
    </style:style>
    <style:style style:name="P8" style:family="paragraph" style:parent-style-name="Standard" style:list-style-name="L4">
      <style:text-properties officeooo:paragraph-rsid="001fa689"/>
    </style:style>
    <style:style style:name="P9" style:family="paragraph" style:parent-style-name="Standard" style:list-style-name="L4">
      <style:text-properties officeooo:rsid="001e27a3" officeooo:paragraph-rsid="001e27a3"/>
    </style:style>
    <style:style style:name="P10" style:family="paragraph" style:parent-style-name="Frame_20_contents" style:list-style-name="L3">
      <style:text-properties officeooo:paragraph-rsid="001fa689"/>
    </style:style>
    <style:style style:name="P11" style:family="paragraph" style:parent-style-name="Frame_20_contents" style:list-style-name="L3">
      <style:text-properties fo:font-weight="bold" officeooo:rsid="00226072" officeooo:paragraph-rsid="00226072" style:font-weight-asian="bold" style:font-weight-complex="bold"/>
    </style:style>
    <style:style style:name="P12" style:family="paragraph" style:parent-style-name="Frame_20_contents" style:list-style-name="L3">
      <style:text-properties fo:font-weight="bold" officeooo:rsid="001fa689" officeooo:paragraph-rsid="001fa689" style:font-weight-asian="bold" style:font-weight-complex="bold"/>
    </style:style>
    <style:style style:name="P13" style:family="paragraph" style:parent-style-name="Frame_20_contents" style:list-style-name="L3">
      <style:text-properties fo:font-weight="normal" officeooo:rsid="00226072" officeooo:paragraph-rsid="00226072" style:font-weight-asian="normal" style:font-weight-complex="normal"/>
    </style:style>
    <style:style style:name="P14" style:family="paragraph" style:parent-style-name="Frame_20_contents" style:list-style-name="L1">
      <style:text-properties officeooo:paragraph-rsid="002151e3"/>
    </style:style>
    <style:style style:name="P15" style:family="paragraph" style:parent-style-name="Frame_20_contents" style:list-style-name="L1">
      <style:text-properties officeooo:rsid="001fa689" officeooo:paragraph-rsid="001fa689"/>
    </style:style>
    <style:style style:name="P16" style:family="paragraph" style:parent-style-name="Frame_20_contents" style:list-style-name="L3">
      <style:text-properties officeooo:rsid="001fa689" officeooo:paragraph-rsid="001fa689"/>
    </style:style>
    <style:style style:name="P17" style:family="paragraph" style:parent-style-name="Frame_20_contents" style:list-style-name="L3">
      <style:text-properties officeooo:rsid="0023a12c" officeooo:paragraph-rsid="0023a12c"/>
    </style:style>
    <style:style style:name="P18" style:family="paragraph" style:parent-style-name="Frame_20_contents" style:list-style-name="L3">
      <style:text-properties officeooo:rsid="0023fe17" officeooo:paragraph-rsid="0023fe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a689" style:font-weight-asian="normal" style:font-weight-complex="normal"/>
    </style:style>
    <style:style style:name="T4" style:family="text">
      <style:text-properties fo:font-weight="normal" officeooo:rsid="00226072" style:font-weight-asian="normal" style:font-weight-complex="normal"/>
    </style:style>
    <style:style style:name="T5" style:family="text">
      <style:text-properties officeooo:rsid="002151e3"/>
    </style:style>
    <style:style style:name="T6" style:family="text">
      <style:text-properties officeooo:rsid="001fa6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textarea-horizontal-align="justify" draw:textarea-vertical-align="middle" draw:auto-grow-height="false" fo:min-height="8.927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6.537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4.477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7.146cm" fo:min-width="4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models : </text:p>
      <text:list xml:id="list1884418845" text:style-name="L4">
        <text:list-item>
          <text:p text:style-name="P9"><draw:custom-shape text:anchor-type="paragraph" draw:z-index="1" draw:name="Shape1" draw:style-name="gr2" svg:width="4.439cm" svg:height="8.161cm" svg:x="3.016cm" svg:y="0.406cm"><text:p text:style-name="P2"><text:tab/><text:span text:style-name="T1">Prime</text:span></text:p><text:p text:style-name="P3"/><text:list xml:id="list1993307591" text:style-name="L2"><text:list-item><text:p text:style-name="P7">Libelé</text:p></text:list-item><text:list-item><text:p text:style-name="P7">Val</text:p></text:list-item><text:list-item><text:p text:style-name="P7">Limite de garantie</text:p></text:list-item><text:list-item><text:p text:style-name="P7">montant</text:p></text:list-item><text:list-item><text:p text:style-name="P7">réduction(en%)</text:p></text:list-item><text:list-item><text:p text:style-name="P7">Majoration(en %)</text:p></text:list-item><text:list-item><text:p text:style-name="P6"><text:span text:style-name="T3">Comptant</text:span></text:p></text:list-item></text:list><draw:enhanced-geometry svg:viewBox="0 0 21600 21600" draw:glue-points="10800 0 0 10800 10800 21600 21600 10800" draw:text-areas="0 4300 21600 21600" draw:type="flowchart-card" draw:enhanced-path="M 4300 0 L 21600 0 21600 21600 0 21600 0 4300 4300 0 Z N"/></draw:custom-shape>Assuré</text:p>
        </text:list-item>
        <text:list-item>
          <text:p text:style-name="P9">Véhicule</text:p>
        </text:list-item>
        <text:list-item>
          <text:p text:style-name="P9"><draw:custom-shape text:anchor-type="paragraph" draw:z-index="3" draw:name="Shape1" draw:style-name="gr4" svg:width="4.439cm" svg:height="8.919cm" svg:x="12.07cm" svg:y="0.03cm"><text:list xml:id="list3300466258" text:style-name="L3"><text:list-header><text:p text:style-name="P11">Conditions particlières</text:p><text:p text:style-name="P11"/></text:list-header><text:list-item><text:p text:style-name="P13">Police N°</text:p></text:list-item><text:list-item><text:p text:style-name="P13">date effet</text:p></text:list-item><text:list-item><text:p text:style-name="P13">date d’echeance</text:p></text:list-item><text:list-item><text:p text:style-name="P13">duree</text:p></text:list-item><text:list-item><text:p text:style-name="P13">Attesttion N°</text:p></text:list-item><text:list-item><text:p text:style-name="P17"><text:span text:style-name="T4">a</text:span><text:span text:style-name="T2">venant de</text:span></text:p></text:list-item><text:list-item><text:p text:style-name="P18"><text:span text:style-name="T2">agence</text:span></text:p></text:list-item></text:list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Prime</text:p>
        </text:list-item>
        <text:list-item>
          <text:p text:style-name="P8"><draw:custom-shape text:anchor-type="paragraph" draw:z-index="0" draw:name="Shape1" draw:style-name="gr1" svg:width="4.439cm" svg:height="11.147cm" svg:x="3.752cm" svg:y="12.021cm"><text:p text:style-name="P4"><text:tab/><text:span text:style-name="T1">Véhicule</text:span></text:p><text:p text:style-name="P5"/><text:list xml:id="list3128100296" text:style-name="L1"><text:list-item><text:p text:style-name="P15">Genre</text:p></text:list-item><text:list-item><text:p text:style-name="P15">Marque</text:p></text:list-item><text:list-item><text:p text:style-name="P15">Immatriculation</text:p></text:list-item><text:list-item><text:p text:style-name="P15">Chassis</text:p></text:list-item><text:list-item><text:p text:style-name="P15">Zone de circulation</text:p></text:list-item><text:list-item><text:p text:style-name="P15">Usage</text:p></text:list-item><text:list-item><text:p text:style-name="P15">Puissance(CV)</text:p></text:list-item><text:list-item><text:p text:style-name="P15">source d’énergie</text:p></text:list-item><text:list-item><text:p text:style-name="P15">nombre de places</text:p></text:list-item><text:list-item><text:p text:style-name="P14"><text:span text:style-name="T5">conducteur habituel</text:span></text:p></text:list-item></text:list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text:anchor-type="paragraph" draw:z-index="2" draw:name="Shape1" draw:style-name="gr3" svg:width="4.439cm" svg:height="5.587cm" svg:x="11.367cm" svg:y="16.395cm"><text:list xml:id="list3300466258" text:style-name="L3"><text:list-header><text:p text:style-name="P12">Assuré</text:p><text:p text:style-name="P12"/></text:list-header><text:list-item><text:p text:style-name="P16">nom&amp;prenom</text:p></text:list-item><text:list-item><text:p text:style-name="P16">Adress</text:p></text:list-item><text:list-item><text:p text:style-name="P16">Tel</text:p></text:list-item><text:list-item><text:p text:style-name="P16">ville</text:p></text:list-item><text:list-item><text:p text:style-name="P16">Activité</text:p></text:list-item><text:list-item><text:p text:style-name="P10"><text:span text:style-name="T6">profession</text:span></text:p></text:list-item></text:list><draw:enhanced-geometry svg:viewBox="0 0 21600 21600" draw:glue-points="10800 0 0 10800 10800 21600 21600 10800" draw:text-areas="0 4300 21600 21600" draw:type="flowchart-card" draw:enhanced-path="M 4300 0 L 21600 0 21600 21600 0 21600 0 4300 4300 0 Z N"/></draw:custom-shap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3:02:55.911294387</meta:creation-date>
    <meta:generator>LibreOffice/6.0.7.3$Linux_X86_64 LibreOffice_project/00m0$Build-3</meta:generator>
    <dc:date>2019-10-11T06:28:55.928834450</dc:date>
    <meta:editing-duration>P1DT12H26M6S</meta:editing-duration>
    <meta:editing-cycles>5</meta:editing-cycles>
    <meta:document-statistic meta:table-count="0" meta:image-count="0" meta:object-count="0" meta:page-count="1" meta:paragraph-count="41" meta:word-count="93" meta:character-count="417" meta:non-whitespace-character-count="397"/>
  </office:meta>
</office:document-meta>
</file>